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78in" style:rel-column-width="6885*"/>
    </style:style>
    <style:style style:name="Table1.B" style:family="table-column">
      <style:table-column-properties style:column-width="5.1875in" style:rel-column-width="49090*"/>
    </style:style>
    <style:style style:name="Table1.C" style:family="table-column">
      <style:table-column-properties style:column-width="1.0104in" style:rel-column-width="956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rlito" fo:font-size="12pt" officeooo:rsid="0002e5b3" officeooo:paragraph-rsid="0002e5b3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rlito" fo:font-size="12pt" fo:font-style="italic" officeooo:rsid="0002e5b3" officeooo:paragraph-rsid="0002e5b3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2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Carlito" fo:font-size="16pt" fo:font-style="italic" officeooo:rsid="0002e5b3" officeooo:paragraph-rsid="0002e5b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Carlito" fo:font-size="16pt" fo:font-style="italic" officeooo:rsid="0002e5b3" officeooo:paragraph-rsid="0002e5b3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Carlito" fo:font-size="16pt" fo:font-style="italic" officeooo:rsid="0002e5b3" officeooo:paragraph-rsid="0002e5b3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6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6pt" fo:font-style="italic" officeooo:rsid="000424e6" officeooo:paragraph-rsid="000424e6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6pt" fo:font-style="italic" officeooo:rsid="000424e6" officeooo:paragraph-rsid="000424e6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end" style:justify-single-word="false"/>
      <style:text-properties style:font-name="Carlito" fo:font-size="16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6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Carlito" fo:font-size="16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rlito" fo:font-size="16pt" fo:font-style="italic" fo:font-weight="normal" officeooo:rsid="0002e5b3" officeooo:paragraph-rsid="0002e5b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rlito" fo:font-size="16pt" fo:font-style="italic" fo:font-weight="bold" officeooo:rsid="0002e5b3" officeooo:paragraph-rsid="0002e5b3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rlito" fo:font-size="42pt" fo:font-weight="bold" officeooo:rsid="0002e5b3" officeooo:paragraph-rsid="0002e5b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Carlito" fo:font-size="30pt" fo:font-style="italic" fo:font-weight="bold" officeooo:rsid="0002e5b3" officeooo:paragraph-rsid="0002e5b3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30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2b2b2" loext:opacity="100%"/>
    </style:style>
    <style:style style:name="T4" style:family="text">
      <style:text-properties fo:color="#b2b2b2" loext:opacity="100%" fo:font-size="12pt" officeooo:rsid="000424e6"/>
    </style:style>
    <style:style style:name="T5" style:family="text">
      <style:text-properties fo:color="#b2b2b2" loext:opacity="100%" fo:font-size="12pt" officeooo:rsid="00055520"/>
    </style:style>
    <style:style style:name="T6" style:family="text">
      <style:text-properties fo:font-size="14pt" officeooo:rsid="00055520"/>
    </style:style>
    <style:style style:name="T7" style:family="text">
      <style:text-properties fo:font-size="12pt" officeooo:rsid="00055520"/>
    </style:style>
    <style:style style:name="T8" style:family="text">
      <style:text-properties officeooo:rsid="00055520"/>
    </style:style>
    <style:style style:name="T9" style:family="text">
      <style:text-properties fo:color="#666666" loext:opacity="100%" fo:font-size="12pt" officeooo:rsid="000424e6"/>
    </style:style>
    <style:style style:name="T10" style:family="text">
      <style:text-properties fo:color="#666666" loext:opacity="100%" fo:font-size="12pt" officeooo:rsid="00055520"/>
    </style:style>
    <style:style style:name="T11" style:family="text">
      <style:text-properties officeooo:rsid="00065e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­</text:p>
      <text:p text:style-name="P1"><text:span text:style-name="T1"/></text:p>
      <text:p text:style-name="P1"><text:span text:style-name="T1"/></text:p>
      <text:p text:style-name="P1"><text:span text:style-name="T1"/></text:p>
      <text:p text:style-name="P15">­Project Report</text:p>
      <text:p text:style-name="P1"><text:span text:style-name="T1"/></text:p>
      <text:p text:style-name="P16">Subject-Based Video</text:p>
      <text:p text:style-name="P16">Recommendation</text:p>
      <text:p text:style-name="P2"><text:span text:style-name="T1"/></text:p>
      <text:p text:style-name="P4"><text:span text:style-name="T2"/></text:p>
      <text:p text:style-name="P4"><text:span text:style-name="T2"/></text:p>
      <text:p text:style-name="P10">Shabbar Adamjee<text:tab/>1032221508</text:p>
      <text:p text:style-name="P10">Abubakar Siddiq<text:tab/> <text:span text:style-name="T11">Abdulkader Hunchalkar</text:span><text:tab/>1032220000</text:p>
      <text:p text:style-name="P10">Utsav Patayat<text:tab/><text:tab/>1032220000</text:p>
      <text:p text:style-name="P11"/>
      <text:p text:style-name="P12">Table of Cont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14">Topic</text:p>
          </table:table-cell>
          <table:table-cell table:style-name="Table1.C1" office:value-type="string">
            <text:p text:style-name="P14">Page No.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Introduction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1</text:p>
          </table:table-cell>
          <table:table-cell table:style-name="Table1.A2" office:value-type="string">
            <text:p text:style-name="P6">Abstract<text:span text:style-name="T3"> </text:span><text:span text:style-name="T9">(</text:span><text:span text:style-name="T10">High level desc of paper</text:span><text:span text:style-name="T9">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2</text:p>
          </table:table-cell>
          <table:table-cell table:style-name="Table1.A2" office:value-type="string">
            <text:p text:style-name="P6">Motivation <text:span text:style-name="T9">(Problem to solve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3</text:p>
          </table:table-cell>
          <table:table-cell table:style-name="Table1.A2" office:value-type="string">
            <text:p text:style-name="P6">Proposed Methodology <text:span text:style-name="T9">(Algorithms used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4</text:p>
          </table:table-cell>
          <table:table-cell table:style-name="Table1.A2" office:value-type="string">
            <text:p text:style-name="P6">Dataset <text:span text:style-name="T9">(Info on the data and its sources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5</text:p>
          </table:table-cell>
          <table:table-cell table:style-name="Table1.A2" office:value-type="string">
            <text:p text:style-name="P6">Methods <text:span text:style-name="T9">(Same?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Literature Survey <text:span text:style-name="T9">(Other papers; topics, algorithms used, findings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2.1</text:p>
          </table:table-cell>
          <table:table-cell table:style-name="Table1.A2" office:value-type="string">
            <text:p text:style-name="P9">Gaps <text:span text:style-name="T10">(The gaps we are bridging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System Architecture <text:span text:style-name="T9">(Diagram &amp; Explanation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6">Summary <text:span text:style-name="T9">(Charts and graphs)</text:span></text:p>
          </table:table-cell>
          <table:table-cell table:style-name="Table1.C2" office:value-type="string">
            <text:p text:style-name="P7"/>
          </table:table-cell>
        </table:table-row>
      </table:table>
      <text:p text:style-name="P1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2:09:03.737101316</meta:creation-date>
    <dc:date>2024-08-09T10:11:10.632274351</dc:date>
    <meta:editing-duration>PT24M43S</meta:editing-duration>
    <meta:editing-cycles>5</meta:editing-cycles>
    <meta:generator>LibreOffice/24.2.5.2$Linux_X86_64 LibreOffice_project/420$Build-2</meta:generator>
    <meta:document-statistic meta:table-count="1" meta:image-count="0" meta:object-count="0" meta:page-count="2" meta:paragraph-count="31" meta:word-count="83" meta:character-count="541" meta:non-whitespace-character-count="488"/>
  </office:meta>
</office:document-meta>
</file>